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5C502985A2120C6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3.826cm, 0cm, 11.627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dfdfsdv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6.002cm" svg:height="10.939cm" svg:x="4.572cm" svg:y="3.685cm">
          <draw:image xlink:href="Pictures/1000020100000780000004385C502985A2120C6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7T12:28:00.318083407</meta:creation-date>
    <dc:date>2021-02-17T12:32:22.697607156</dc:date>
    <meta:editing-duration>PT4M24S</meta:editing-duration>
    <meta:editing-cycles>1</meta:editing-cycles>
    <meta:document-statistic meta:object-count="26"/>
    <meta:generator>LibreOffice/6.0.7.3$Linux_X86_64 LibreOffice_project/00m0$Build-3</meta:generator>
  </office:meta>
</office:document-meta>
</file>